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6</text:span><text:span text:style-name="T2">η Σειρά Ασκήσεων</text:span></text:p>
      <text:p text:style-name="P1"><text:span text:style-name="T2">Διογένη Τσολάκου 3170164</text:span></text:p>
      <text:p text:style-name="P2"><text:span text:style-name="T2">Εμμανουήλ Σκανδάλης 3170144</text:span></text:p>
      <text:p text:style-name="P2"><text:span text:style-name="T3"/></text:p>
      <text:p text:style-name="P2"><text:span text:style-name="T4">ΑΣΚΗΣΗ 1</text:span></text:p>
      <text:p text:style-name="P2"><text:span text:style-name="T5">α)</text:span></text:p>
      <text:p text:style-name="P3"><draw:frame text:anchor-type="as-char" svg:width="152.40mm" svg:height="152.40mm" style:rel-width="scale" style:rel-height="scale"><draw:object-ole xlink:href="OleObj1"/><draw:image xlink:href="ObjectReplacements/OleObj1"/></draw:frame><text:span text:style-name="T6"/></text:p>
      <text:p text:style-name="P3"><text:span text:style-name="T7">Προσθέσαμε γνωρίσματα τα οποία πιστεύαμε ότι ήταν κατάλληλα στην οντότητα "Πελάτης" ώστε να έχουν όλες οι οντότητες γνωρίσματα και πρωτεύοντα κλειδιά.</text:span></text:p>
      <text:p text:style-name="P3"><text:span text:style-name="T8">β1)</text:span></text:p>
      <text:p text:style-name="P3"><draw:frame text:anchor-type="as-char" svg:width="152.40mm" svg:height="113.51mm" style:rel-width="scale" style:rel-height="scale"><draw:object-ole xlink:href="OleObj2"/><draw:image xlink:href="ObjectReplacements/OleObj2"/></draw:frame><text:span text:style-name="T9"/></text:p>
      <text:p text:style-name="P3"><text:span text:style-name="T10">β2)</text:span></text:p>
      <text:p text:style-name="P3"><draw:frame text:anchor-type="as-char" svg:width="152.40mm" svg:height="127.53mm" style:rel-width="scale" style:rel-height="scale"><draw:object-ole xlink:href="OleObj3"/><draw:image xlink:href="ObjectReplacements/OleObj3"/></draw:frame><text:span text:style-name="T11"/></text:p>
      <text:p text:style-name="P3"><text:span text:style-name="T11"/></text:p>
      <text:p text:style-name="P3"><text:span text:style-name="T12">ΑΣΚΗΣΗ 2</text:span></text:p>
      <text:p text:style-name="P3"><text:span text:style-name="T13"/></text:p>
      <text:p text:style-name="P3"><draw:frame text:anchor-type="as-char" svg:width="152.40mm" svg:height="130.44mm" style:rel-width="scale" style:rel-height="scale"><draw:object-ole xlink:href="OleObj4"/><draw:image xlink:href="ObjectReplacements/OleObj4"/></draw:frame><text:span text:style-name="T13"/></text:p>
      <text:p text:style-name="P3"><text:span text:style-name="T13"/></text:p>
      <text:p text:style-name="P3"><text:span text:style-name="T14">Παρόμοια με την πρώτη άσκηση προσθέσαμε κατάλληλα γνωρίσματα όπου χρειαζόταν ώστε να έχουν όλες οι οντότητες γνωρίσματα και πρωτεύοντα κλειδιά.</text:span><text:span text:style-name="T15"/></text:p>
      <text:p text:style-name="P3"><text:span text:style-name="T15"/></text:p>
      <text:p text:style-name="P3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